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94002056" calcext:value-type="float">
            <text:p>1,294002056</text:p>
          </table:table-cell>
          <table:table-cell office:value-type="float" office:value="0.5472397804" calcext:value-type="float">
            <text:p>0,5472397804</text:p>
          </table:table-cell>
          <table:table-cell office:value-type="float" office:value="0.0004734350368" calcext:value-type="float">
            <text:p>0,000473435</text:p>
          </table:table-cell>
          <table:table-cell table:style-name="ce1" office:value-type="float" office:value="0.00009769294411" calcext:value-type="float">
            <text:p>9,77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97" calcext:value-type="float">
            <text:p>68097</text:p>
          </table:table-cell>
          <table:table-cell office:value-type="float" office:value="1.039336085" calcext:value-type="float">
            <text:p>1,039336085</text:p>
          </table:table-cell>
          <table:table-cell office:value-type="float" office:value="0.5958188772" calcext:value-type="float">
            <text:p>0,5958188772</text:p>
          </table:table-cell>
          <table:table-cell office:value-type="float" office:value="0.0001650078339" calcext:value-type="float">
            <text:p>0,0001650078</text:p>
          </table:table-cell>
          <table:table-cell table:style-name="ce1" office:value-type="float" office:value="0.00001500071266" calcext:value-type="float">
            <text:p>1,5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124" calcext:value-type="float">
            <text:p>68124</text:p>
          </table:table-cell>
          <table:table-cell office:value-type="float" office:value="1.144158006" calcext:value-type="float">
            <text:p>1,144158006</text:p>
          </table:table-cell>
          <table:table-cell office:value-type="float" office:value="0.5988048315" calcext:value-type="float">
            <text:p>0,5988048315</text:p>
          </table:table-cell>
          <table:table-cell office:value-type="float" office:value="0.0002923954744" calcext:value-type="float">
            <text:p>0,0002923955</text:p>
          </table:table-cell>
          <table:table-cell table:style-name="ce1" office:value-type="float" office:value="0.00000749731953" calcext:value-type="float">
            <text:p>7,50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99" calcext:value-type="float">
            <text:p>68199</text:p>
          </table:table-cell>
          <table:table-cell office:value-type="float" office:value="1.197714806" calcext:value-type="float">
            <text:p>1,197714806</text:p>
          </table:table-cell>
          <table:table-cell office:value-type="float" office:value="0.5956513882" calcext:value-type="float">
            <text:p>0,5956513882</text:p>
          </table:table-cell>
          <table:table-cell office:value-type="float" office:value="0.000516741653" calcext:value-type="float">
            <text:p>0,0005167417</text:p>
          </table:table-cell>
          <table:table-cell table:style-name="ce1" office:value-type="float" office:value="0.000007489009931" calcext:value-type="float">
            <text:p>7,49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51" calcext:value-type="float">
            <text:p>68351</text:p>
          </table:table-cell>
          <table:table-cell office:value-type="float" office:value="1.080491781" calcext:value-type="float">
            <text:p>1,080491781</text:p>
          </table:table-cell>
          <table:table-cell office:value-type="float" office:value="0.5930532217" calcext:value-type="float">
            <text:p>0,5930532217</text:p>
          </table:table-cell>
          <table:table-cell office:value-type="float" office:value="0.0003063771292" calcext:value-type="float">
            <text:p>0,0003063771</text:p>
          </table:table-cell>
          <table:table-cell table:style-name="ce1" office:value-type="float" office:value="0.000007472612651" calcext:value-type="float">
            <text:p>7,47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90" calcext:value-type="float">
            <text:p>68490</text:p>
          </table:table-cell>
          <table:table-cell office:value-type="float" office:value="1.117023945" calcext:value-type="float">
            <text:p>1,117023945</text:p>
          </table:table-cell>
          <table:table-cell office:value-type="float" office:value="0.5835149288" calcext:value-type="float">
            <text:p>0,5835149288</text:p>
          </table:table-cell>
          <table:table-cell table:style-name="ce1" office:value-type="float" office:value="0.00006712310278" calcext:value-type="float">
            <text:p>6,71E-005</text:p>
          </table:table-cell>
          <table:table-cell table:style-name="ce1" office:value-type="float" office:value="0.000007458122582" calcext:value-type="float">
            <text:p>7,46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07" calcext:value-type="float">
            <text:p>68507</text:p>
          </table:table-cell>
          <table:table-cell office:value-type="float" office:value="1.181604266" calcext:value-type="float">
            <text:p>1,181604266</text:p>
          </table:table-cell>
          <table:table-cell office:value-type="float" office:value="0.5988517404" calcext:value-type="float">
            <text:p>0,5988517404</text:p>
          </table:table-cell>
          <table:table-cell office:value-type="float" office:value="0.0009022175218" calcext:value-type="float">
            <text:p>0,0009022175</text:p>
          </table:table-cell>
          <table:table-cell table:style-name="ce1" office:value-type="float" office:value="0.000007456343155" calcext:value-type="float">
            <text:p>7,46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818" calcext:value-type="float">
            <text:p>68818</text:p>
          </table:table-cell>
          <table:table-cell office:value-type="float" office:value="1.053708553" calcext:value-type="float">
            <text:p>1,053708553</text:p>
          </table:table-cell>
          <table:table-cell office:value-type="float" office:value="0.5809240937" calcext:value-type="float">
            <text:p>0,5809240937</text:p>
          </table:table-cell>
          <table:table-cell table:style-name="ce1" office:value-type="float" office:value="0.00005938021786" calcext:value-type="float">
            <text:p>5,94E-005</text:p>
          </table:table-cell>
          <table:table-cell table:style-name="ce1" office:value-type="float" office:value="0.000007422527233" calcext:value-type="float">
            <text:p>7,42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859" calcext:value-type="float">
            <text:p>68859</text:p>
          </table:table-cell>
          <table:table-cell office:value-type="float" office:value="1.259921193" calcext:value-type="float">
            <text:p>1,259921193</text:p>
          </table:table-cell>
          <table:table-cell office:value-type="float" office:value="0.5453193784" calcext:value-type="float">
            <text:p>0,5453193784</text:p>
          </table:table-cell>
          <table:table-cell table:style-name="ce1" office:value-type="float" office:value="0.00003709116208" calcext:value-type="float">
            <text:p>3,71E-005</text:p>
          </table:table-cell>
          <table:table-cell table:style-name="ce1" office:value-type="float" office:value="0.0000148364652" calcext:value-type="float">
            <text:p>1,4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72" calcext:value-type="float">
            <text:p>68872</text:p>
          </table:table-cell>
          <table:table-cell office:value-type="float" office:value="1.088339806" calcext:value-type="float">
            <text:p>1,088339806</text:p>
          </table:table-cell>
          <table:table-cell office:value-type="float" office:value="0.5516165495" calcext:value-type="float">
            <text:p>0,5516165495</text:p>
          </table:table-cell>
          <table:table-cell table:style-name="ce1" office:value-type="float" office:value="0.00006675221084" calcext:value-type="float">
            <text:p>6,68E-005</text:p>
          </table:table-cell>
          <table:table-cell table:style-name="ce1" office:value-type="float" office:value="0.000007416912013" calcext:value-type="float">
            <text:p>7,42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456300497" calcext:value-type="float">
            <text:p>1,1456300497</text:p>
          </table:table-cell>
          <table:table-cell table:formula="of:=AVERAGE([.D2:.D11])" office:value-type="float" office:value="0.57907947898" calcext:value-type="float">
            <text:p>0,579079479</text:p>
          </table:table-cell>
          <table:table-cell table:formula="of:=AVERAGE([.E2:.E11])" office:value-type="float" office:value="0.000288652134266" calcext:value-type="float">
            <text:p>0,0002886521</text:p>
          </table:table-cell>
          <table:table-cell table:formula="of:=AVERAGE([.F2:.F11])" office:value-type="float" office:value="0.0000179742969065" calcext:value-type="float">
            <text:p>1,79742969065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9:27.819789143</dc:date>
    <meta:document-statistic meta:table-count="1" meta:cell-count="70" meta:object-count="0"/>
    <meta:generator>LibreOffice/4.1.4.2$Linux_X86_64 LibreOffice_project/410m0$Build-2</meta:generator>
  </office:meta>
</office:document-meta>
</file>